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ＭＳ Ｐゴシック1" svg:font-family="'ＭＳ Ｐゴシック'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ohit Hindi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93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118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8098in" fo:break-before="auto" style:use-optimal-row-height="false"/>
    </style:style>
    <style:style style:name="ro7" style:family="table-row">
      <style:table-row-properties style:row-height="1.2055in" fo:break-before="auto" style:use-optimal-row-height="false"/>
    </style:style>
    <style:style style:name="ro8" style:family="table-row">
      <style:table-row-properties style:row-height="0.9701in" fo:break-before="auto" style:use-optimal-row-height="false"/>
    </style:style>
    <style:style style:name="ro9" style:family="table-row">
      <style:table-row-properties style:row-height="0.5839in" fo:break-before="auto" style:use-optimal-row-height="false"/>
    </style:style>
    <style:style style:name="ro10" style:family="table-row">
      <style:table-row-properties style:row-height="0.9138in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008in solid #808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008in solid #808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" style:family="table-cell" style:parent-style-name="Default">
      <style:table-cell-properties fo:background-color="#ffcc99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5128">
      <style:table-cell-properties style:diagonal-bl-tr="none" style:diagonal-tl-br="none" style:text-align-source="fix" style:repeat-content="false" fo:wrap-option="no-wrap" fo:border="0.0008in solid #80808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5128">
      <style:table-cell-properties style:diagonal-bl-tr="none" style:diagonal-tl-br="none" style:text-align-source="value-type" style:repeat-content="false" fo:wrap-option="no-wrap" fo:border="0.0008in solid #808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0.0071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008in solid #808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roduction" table:style-name="ta1" table:print-ranges="Introduction.A1:Introduction.K28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Course name<text:span text:style-name="T1">:</text:span></text:p>
          </table:table-cell>
          <table:table-cell table:style-name="ce1"/>
          <table:table-cell/>
          <table:table-cell office:value-type="string" table:number-columns-spanned="8" table:number-rows-spanned="1">
            <text:p>Software Development Practice</text:p>
          </table:table-cell>
          <table:covered-table-cell table:style-name="ce24"/>
          <table:covered-table-cell table:number-columns-repeated="6" table:style-name="ce27"/>
          <table:table-cell table:number-columns-repeated="1013"/>
        </table:table-row>
        <table:table-row table:style-name="ro1">
          <table:table-cell table:style-name="ce2" office:value-type="string">
            <text:p>Course outlines<text:span text:style-name="T1">:</text:span></text:p>
          </table:table-cell>
          <table:table-cell table:style-name="ce2"/>
          <table:table-cell table:style-name="ce13" table:number-columns-repeated="2"/>
          <table:table-cell table:style-name="ce25" table:number-columns-repeated="7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4" table:number-columns-repeated="2"/>
          <table:table-cell table:style-name="ce26" table:number-columns-repeated="7"/>
          <table:table-cell table:number-columns-repeated="1013"/>
        </table:table-row>
        <table:table-row table:style-name="ro3">
          <table:table-cell table:style-name="ce4" office:value-type="string">
            <text:p>Ø</text:p>
          </table:table-cell>
          <table:table-cell table:style-name="ce10" office:value-type="string">
            <text:p>Software development Life-cycle (SDLC), CMMI</text:p>
          </table:table-cell>
          <table:table-cell table:number-columns-repeated="2"/>
          <table:table-cell table:style-name="ce14" table:number-columns-repeated="7"/>
          <table:table-cell table:number-columns-repeated="1013"/>
        </table:table-row>
        <table:table-row table:style-name="ro3">
          <table:table-cell table:style-name="ce5" office:value-type="string">
            <text:p>Ø</text:p>
          </table:table-cell>
          <table:table-cell table:style-name="ce10" office:value-type="string">
            <text:p>Create requirement, solution, detailed design for software product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Ø</text:p>
          </table:table-cell>
          <table:table-cell table:style-name="ce10" office:value-type="string">
            <text:p>Perform code review, create unit test case, write unit test code, perform unit test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Ø</text:p>
          </table:table-cell>
          <table:table-cell table:style-name="ce10" office:value-type="string">
            <text:p>Perform cause analysis for improvement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2" office:value-type="string">
            <text:p>Training Outcomes:</text:p>
          </table:table-cell>
          <table:table-cell table:style-name="ce2"/>
          <table:table-cell table:style-name="ce13" table:number-columns-repeated="9"/>
          <table:table-cell table:number-columns-repeated="1013"/>
        </table:table-row>
        <table:table-row table:style-name="ro4">
          <table:table-cell/>
          <table:table-cell table:style-name="ce11" office:value-type="string" table:number-columns-spanned="10" table:number-rows-spanned="1">
            <text:p>After finished this course, graduate will gain experiences of a programmer. The trainee is reminded and gained the expertise of software process such as Waterfall, Spiral Models; process improvement model such as CMMI.</text:p>
          </table:table-cell>
          <table:covered-table-cell table:style-name="ce16"/>
          <table:covered-table-cell table:number-columns-repeated="8" table:style-name="ce22"/>
          <table:table-cell table:number-columns-repeated="1013"/>
        </table:table-row>
        <table:table-row table:style-name="ro1">
          <table:table-cell table:style-name="ce1" office:value-type="string">
            <text:p>Duration<text:span text:style-name="T1">:</text:span></text:p>
          </table:table-cell>
          <table:table-cell table:style-name="ce1"/>
          <table:table-cell office:value-type="string">
            <text:p>2 days + 2 days for homework</text:p>
          </table:table-cell>
          <table:table-cell table:number-columns-repeated="3"/>
          <table:table-cell table:style-name="ce6"/>
          <table:table-cell table:number-columns-repeated="1017"/>
        </table:table-row>
        <table:table-row table:style-name="ro3">
          <table:table-cell table:style-name="ce6" office:value-type="string">
            <text:p>Major Topics: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7" office:value-type="string">
            <text:p>No.</text:p>
          </table:table-cell>
          <table:table-cell table:style-name="ce7" office:value-type="string">
            <text:p>Day</text:p>
          </table:table-cell>
          <table:table-cell table:style-name="ce17" office:value-type="string" table:number-columns-spanned="4" table:number-rows-spanned="1">
            <text:p>Topics</text:p>
          </table:table-cell>
          <table:covered-table-cell table:number-columns-repeated="3" table:style-name="ce17"/>
          <table:table-cell table:style-name="ce28" office:value-type="string" table:number-columns-spanned="4" table:number-rows-spanned="1">
            <text:p>Topic objectives</text:p>
          </table:table-cell>
          <table:covered-table-cell table:number-columns-repeated="2" table:style-name="ce28"/>
          <table:covered-table-cell table:style-name="ce7"/>
          <table:table-cell table:style-name="ce7" office:value-type="string">
            <text:p>Duration (h)</text:p>
          </table:table-cell>
          <table:table-cell table:number-columns-repeated="1013"/>
        </table:table-row>
        <table:table-row table:style-name="ro6">
          <table:table-cell table:style-name="ce8" table:formula="of:=ROW() - ROW([.$A$13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8" office:value-type="string" table:number-columns-spanned="4" table:number-rows-spanned="1">
            <text:p>Software development Life-cycle</text:p>
          </table:table-cell>
          <table:covered-table-cell table:number-columns-repeated="3" table:style-name="ce23"/>
          <table:table-cell table:style-name="ce18" office:value-type="string" table:number-columns-spanned="4" table:number-rows-spanned="1">
            <text:p>- Understand stages, output of each stage in SDLC</text:p>
            <text:p>- Comprehensive roles and responsibilities in software development</text:p>
          </table:table-cell>
          <table:covered-table-cell table:number-columns-repeated="2" table:style-name="ce18"/>
          <table:covered-table-cell table:style-name="ce29"/>
          <table:table-cell table:style-name="ce30" office:value-type="time" office:time-value="PT01H00M00S">
            <text:p>1:00</text:p>
          </table:table-cell>
          <table:table-cell table:number-columns-repeated="1013"/>
        </table:table-row>
        <table:table-row table:style-name="ro7">
          <table:table-cell table:style-name="ce8" table:formula="of:=ROW() - ROW([.$A$13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8" office:value-type="string" table:number-columns-spanned="4" table:number-rows-spanned="1">
            <text:p>Overview CMMI – How to apply into the software development</text:p>
          </table:table-cell>
          <table:covered-table-cell table:number-columns-repeated="3" table:style-name="ce23"/>
          <table:table-cell table:style-name="ce18" office:value-type="string" table:number-columns-spanned="4" table:number-rows-spanned="1">
            <text:p>Can understand and apply some main Process Areas from CMMI:</text:p>
            <text:p>- REQM - Requirements Management</text:p>
            <text:p>- CM - Configuration Management</text:p>
            <text:p>- VER – Verification </text:p>
            <text:p>- CAR - Causal Analysis and Resolution</text:p>
          </table:table-cell>
          <table:covered-table-cell table:number-columns-repeated="2" table:style-name="ce18"/>
          <table:covered-table-cell table:style-name="ce29"/>
          <table:table-cell table:style-name="ce30" office:value-type="time" office:time-value="PT00H30M00S">
            <text:p>0:30</text:p>
          </table:table-cell>
          <table:table-cell table:number-columns-repeated="1013"/>
        </table:table-row>
        <table:table-row table:style-name="ro8">
          <table:table-cell table:style-name="ce8" table:formula="of:=ROW() - ROW([.$A$13])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8" office:value-type="string" table:number-columns-spanned="4" table:number-rows-spanned="1">
            <text:p>Introduce software project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Can verify software documents by checklist</text:p>
            <text:p>- Understand coding standard and can apply tools to check code.</text:p>
            <text:p>- Can define project task list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1H00M00S">
            <text:p>1:00</text:p>
          </table:table-cell>
          <table:table-cell table:number-columns-repeated="1013"/>
        </table:table-row>
        <table:table-row table:style-name="ro9">
          <table:table-cell table:style-name="ce8" table:formula="of:=ROW() - ROW([.$A$13])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8" office:value-type="string" table:number-columns-spanned="4" table:number-rows-spanned="1">
            <text:p>Plan for home work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Understand what will be done in homework</text:p>
            <text:p>- Join the team in googlecode.</text:p>
            <text:p>- Using Eclipse and TortoiseSVN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0H15M00S">
            <text:p>0:15</text:p>
          </table:table-cell>
          <table:table-cell table:number-columns-repeated="1013"/>
        </table:table-row>
        <table:table-row table:style-name="ro10">
          <table:table-cell table:style-name="ce8" table:formula="of:=ROW() - ROW([.$A$13])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8" office:value-type="string" table:number-columns-spanned="4" table:number-rows-spanned="1">
            <text:p>Workshop – review homework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Comprehensive applying coding standard in software development</text:p>
            <text:p>- Can practice the method of cross-check/peer review source code</text:p>
            <text:p>- Perform Unit Test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1H30M00S">
            <text:p>1:30</text:p>
          </table:table-cell>
          <table:table-cell table:number-columns-repeated="1013"/>
        </table:table-row>
        <table:table-row table:style-name="ro4">
          <table:table-cell table:style-name="ce8" table:formula="of:=ROW() - ROW([.$A$13])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8" office:value-type="string" table:number-columns-spanned="4" table:number-rows-spanned="1">
            <text:p>Workshop – CMMI applying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To identify causes of selected outcomes and take action to improve</text:p>
            <text:p>- Review the software project by CMMI's PA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1H30M00S">
            <text:p>1:3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Prerequisite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6"/>
          <table:table-cell office:value-type="string">
            <text:p>- Have background about OO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Have knowledge about Java Web Application Programming: JSP, Servle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Have skill to develop a small project by Java with following:</text:p>
          </table:table-cell>
          <table:table-cell table:number-columns-repeated="1022"/>
        </table:table-row>
        <table:table-row table:style-name="ro3">
          <table:table-cell table:style-name="ce9" table:number-columns-repeated="2"/>
          <table:table-cell table:style-name="ce19" office:value-type="string">
            <text:p>+ Java Script, CS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office:value-type="string">
            <text:p>+ JSP, Taglib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office:value-type="string">
            <text:p>+ Servl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office:value-type="string">
            <text:p>+ Hibernate</text:p>
          </table:table-cell>
          <table:table-cell table:number-columns-repeated="1021"/>
        </table:table-row>
      </table:table>
      <table:named-expressions>
        <table:named-expression table:name="__DIC2" table:base-cell-address="$Introduction.$A$1" table:expression="['file:///I:/Projects/Open-Ones%20Group/Services/Software%20Development%20Practice/SDP_Introduction_v1.0.ods'#$DIC2.$B$3:.$D$140]"/>
        <table:named-expression table:name="_DIC2" table:base-cell-address="$Introduction.$A$1" table:expression="['file:///I:/Projects/Open-Ones%20Group/Services/Software%20Development%20Practice/SDP_Introduction_v1.0.ods'#$DIC2.$B$3:.$D$140]"/>
        <table:named-expression table:name="a" table:base-cell-address="$Introduction.$A$1" table:expression="#ref!"/>
        <table:named-expression table:name="aaaa" table:base-cell-address="$Introduction.$A$1" table:expression="#ref!"/>
        <table:named-expression table:name="DIC" table:base-cell-address="$Introduction.$A$1" table:expression="#ref!"/>
        <table:named-expression table:name="FIELD_DOMAIN" table:base-cell-address="$Introduction.$A$1" table:expression="#ref!"/>
        <table:named-expression table:name="FIELD_DOMAIN_VAL" table:base-cell-address="$Introduction.$A$1" table:expression="#ref!"/>
        <table:named-expression table:name="LG" table:base-cell-address="$Introduction.$A$1" table:expression="#ref!"/>
        <table:named-expression table:name="list1" table:base-cell-address="$Introduction.$A$1" table:expression="#ref!"/>
        <table:named-expression table:name="OBJ" table:base-cell-address="$Introduction.$A$1" table:expression="#ref!"/>
        <table:named-expression table:name="pg_id" table:base-cell-address="$Introduction.$A$1" table:expression="#ref!2$#ref!.[.$O$12]"/>
        <table:named-expression table:name="pg_name" table:base-cell-address="$Introduction.$A$1" table:expression="#ref!2$#ref!.[.$O$14]"/>
        <table:named-range table:name="_xlnm.Print_Area" table:base-cell-address="$Introduction.$A$1" table:cell-range-address="$Introduction.$A$1:.$K$23" table:range-usable-as="print-range"/>
        <table:named-expression table:name="_xlnm.Print_Area_1" table:base-cell-address="$Introduction.$A$1" table:expression="$#REF!.$A$1:$D$8"/>
        <table:named-expression table:name="_xlnm.Print_Titles" table:base-cell-address="$Introduction.$A$1" table:expression="$#REF!.$A$1:$AMI$1"/>
        <table:named-expression table:name="カテゴリ一覧" table:base-cell-address="$Introduction.$A$1" table:expression="#ref!3$#ref!.[.$M$6:.$M$16]"/>
        <table:named-expression table:name="他book_open" table:base-cell-address="$Introduction.$A$1" table:expression="#ref!4!他book_open"/>
        <table:named-expression table:name="所要時間" table:base-cell-address="$Introduction.$A$1" table:expression="#ref!4!所要時間"/>
        <table:named-expression table:name="抽出押下" table:base-cell-address="$Introduction.$A$1" table:expression="#ref!4!抽出押下"/>
        <table:named-expression table:name="終了押下" table:base-cell-address="$Introduction.$A$1" table:expression="#ref!4!終了押下"/>
        <table:named-expression table:name="論理データ型一覧" table:base-cell-address="$Introduction.$A$1" table:expression="#ref!3$#ref!.[.$A$3:.$A$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ＭＳ Ｐゴシック1" svg:font-family="'ＭＳ Ｐゴシック'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ohit Hindi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c0c0c0" style:rotation-align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rePool-Training_20_Process" style:display-name="Normal_PrePool-Training Proces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文字" style:family="table-cell" style:parent-style-name="Default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18">
      <style:table-cell-properties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in" fo:margin-bottom="0.2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4701in" fo:margin-left="0in" fo:margin-right="0in" fo:margin-bottom="0.3299in"/>
      </style:header-style>
      <style:footer-style>
        <style:header-footer-properties fo:min-height="0.25in" fo:margin-left="0in" fo:margin-right="0in" fo:margin-top="0.1098in"/>
      </style:footer-style>
    </style:page-layout>
    <style:page-layout style:name="Mpm4">
      <style:page-layout-properties fo:page-width="11.6929in" fo:page-height="8.2681in" style:num-format="1" style:print-orientation="landscape" fo:margin-top="0.2701in" fo:margin-bottom="0.2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3701in" fo:margin-left="0in" fo:margin-right="0in" fo:margin-bottom="0.2311in"/>
      </style:header-style>
      <style:footer-style>
        <style:header-footer-properties fo:min-height="0.25in" fo:margin-left="0in" fo:margin-right="0in" fo:margin-top="0.0835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2681in" fo:page-height="11.6929in" style:num-format="1" style:print-orientation="portrait" fo:margin-top="0.5in" fo:margin-bottom="0.5in" fo:margin-left="0.5in" fo:margin-right="0.5in" style:print-page-order="ttb" style:first-page-number="1" style:scale-to-X="1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18:23:46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>
        <style:region-left>
          <text:p><text:span text:style-name="MT1">Software Devlopment Practice</text:span></text:p>
        </style:region-left>
        <style:region-right>
          <text:p><text:span text:style-name="MT2"><text:sheet-name>???</text:sheet-name></text:span></text:p>
        </style:region-right>
      </style:header>
      <style:header-left style:display="false"/>
      <style:footer>
        <style:region-left>
          <text:p>@Open-Ones Groups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MasterSchedule" style:display-name="PageStyle_MasterSchedule" style:page-layout-name="Mpm4">
      <style:header>
        <style:region-right>
          <text:p><text:span text:style-name="MT2"><text:sheet-name>???</text:sheet-name>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/text:p>
      </style:footer>
      <style:footer-left style:display="false"/>
    </style:master-page>
    <style:master-page style:name="PageStyle_5f_Work-Condition" style:display-name="PageStyle_Work-Condi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>
        <style:region-right>
          <text:p><text:span text:style-name="MT2"><text:sheet-name>???</text:sheet-nam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Assessment_5f_GuideLine" style:display-name="PageStyle_Assessment_GuideLin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04-11T18:23:46.36</dc:date>
    <dc:creator>Thạch Lê</dc:creator>
    <meta:editing-duration>PT4H26M28S</meta:editing-duration>
    <meta:editing-cycles>10</meta:editing-cycles>
    <meta:printed-by>Thạch Lê</meta:printed-by>
    <meta:print-date>2011-04-11T17:57:32.90</meta:print-date>
    <meta:document-statistic meta:table-count="1" meta:cell-count="59" meta:object-count="0"/>
  </office:meta>
</office:document-meta>
</file>